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184in" fo:margin-left="0.5in" table:align="left"/>
    </style:style>
    <style:style style:name="Table1.A" style:family="table-column">
      <style:table-column-properties style:column-width="4.184in"/>
    </style:style>
    <style:style style:name="Table1.A1" style:family="table-cell">
      <style:table-cell-properties style:vertical-align="middle" fo:padding="0.0632in" fo:border="0.05pt solid #000000"/>
    </style:style>
    <style:style style:name="Table2" style:family="table">
      <style:table-properties style:width="5.066in" fo:margin-left="0.5104in" table:align="left"/>
    </style:style>
    <style:style style:name="Table2.A" style:family="table-column">
      <style:table-column-properties style:column-width="5.066in"/>
    </style:style>
    <style:style style:name="Table2.A1" style:family="table-cell">
      <style:table-cell-properties style:vertical-align="middle" fo:padding="0.0632in" fo:border="0.05pt solid #000000"/>
    </style:style>
    <style:style style:name="P1" style:family="paragraph" style:parent-style-name="Text_20_body">
      <style:text-properties officeooo:rsid="001fc8b7" officeooo:paragraph-rsid="001fc8b7"/>
    </style:style>
    <style:style style:name="P2" style:family="paragraph" style:parent-style-name="Text_20_body" style:list-style-name="L6">
      <style:text-properties officeooo:rsid="001fc8b7" officeooo:paragraph-rsid="001fc8b7"/>
    </style:style>
    <style:style style:name="P3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2.049999237060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line-height="138%" style:writing-mode="lr-tb"/>
    </style:style>
    <style:style style:name="P11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12" style:family="paragraph" style:parent-style-name="Table_20_Contents">
      <style:paragraph-properties fo:margin-top="0in" fo:margin-bottom="0.1965in" loext:contextual-spacing="false" fo:line-height="120%" fo:text-align="start" style:justify-single-word="false" style:writing-mode="lr-tb"/>
    </style:style>
    <style:style style:name="P13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</style:style>
    <style:style style:name="P16" style:family="paragraph" style:parent-style-name="Heading_20_1">
      <style:text-properties officeooo:rsid="001fc8b7" officeooo:paragraph-rsid="001fc8b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.10000038146973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2f3f56cb-676b-1758-4c81-a8e5c53e02dc"/>InfiniteOrchestra Deploy how-to</text:p>
      <text:p text:style-name="P5"><text:span text:style-name="T1">The InfiniteOrchestra is a Flask based application developed and tested using python 2.7.11 and uses sqlite3.</text:span></text:p>
      <text:p text:style-name="P10"/>
      <text:p text:style-name="P5"><text:span text:style-name="T1">Step by step guide:</text:span></text:p>
      <text:list xml:id="list1070946201645084555" text:style-name="L1">
        <text:list-item>
          <text:p text:style-name="P7">Create a virtual environment</text:p>
        </text:list-item>
      </text:list>
      <text:p text:style-name="Preformatted_20_Text"><text:tab/>virtualenv -p /opt/local/bin/python2.7 infiniteorchestra-venv</text:p>
      <text:list xml:id="list111033251444887" text:continue-numbering="true" text:style-name="L1">
        <text:list-item>
          <text:p text:style-name="P7">Move into the newly created folder</text:p>
        </text:list-item>
      </text:list>
      <text:p text:style-name="Preformatted_20_Text"><text:tab/>cd infiniteorchestra-venv<text:tab/></text:p>
      <text:list xml:id="list111034132095856" text:continue-numbering="true" text:style-name="L1">
        <text:list-item>
          <text:p text:style-name="P7">Clone the git repository into the newly created folder</text:p>
        </text:list-item>
      </text:list>
      <text:p text:style-name="Preformatted_20_Text"><text:tab/>git clone https://github.com/hellska/InfiniteOrchestra.git</text:p>
      <text:list xml:id="list111033924577697" text:continue-numbering="true" text:style-name="L1">
        <text:list-item>
          <text:p text:style-name="P7">Activate the virtual environment</text:p>
        </text:list-item>
      </text:list>
      <text:p text:style-name="Preformatted_20_Text"><text:tab/>source bin/activate</text:p>
      <text:list xml:id="list111034384661260" text:continue-numbering="true" text:style-name="L1">
        <text:list-item>
          <text:p text:style-name="P7">Move into the directory containing the repository</text:p>
        </text:list-item>
      </text:list>
      <text:p text:style-name="Preformatted_20_Text"><text:tab/>cd InfiniteOrchestra</text:p>
      <text:list xml:id="list111034008232909" text:continue-numbering="true" text:style-name="L1">
        <text:list-item>
          <text:p text:style-name="P7">Install the requirements from the file requirements.txt</text:p>
        </text:list-item>
      </text:list>
      <text:p text:style-name="Preformatted_20_Text"><text:tab/>pip install -r requirements.txt </text:p>
      <text:list xml:id="list111034937350512" text:continue-numbering="true" text:style-name="L1">
        <text:list-item>
          <text:p text:style-name="P6"><text:span text:style-name="T1">Edit the file freesoundscapes.py and change the last lines of code as shown here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5969766930323493000" text:style-name="L2">
              <text:list-item>
                <text:list>
                  <text:list-item>
                    <text:p text:style-name="P13">#app.run()</text:p>
                  </text:list-item>
                  <text:list-item>
                    <text:p text:style-name="P13">app.run(host='0.0.0.0',port='3333',debug=False)</text:p>
                  </text:list-item>
                </text:list>
              </text:list-item>
            </text:list>
          </table:table-cell>
        </table:table-row>
      </table:table>
      <text:p text:style-name="P4"/>
      <text:list xml:id="list8838189593620192800" text:style-name="L3">
        <text:list-item>
          <text:p text:style-name="P8">Into the directory extlib copy the file myToken.py.template into myToken.py and edit it; substitute &lt;Freesound_token&gt; with your API key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mport freesound</text:p>
            <text:p text:style-name="P12"/>
            <text:p text:style-name="P14">def freesound_client():</text:p>
            <text:p text:style-name="P14">c = freesound.FreesoundClient()</text:p>
            <text:p text:style-name="P14"># substitute &lt;Freesound_token&gt; with your token</text:p>
            <text:p text:style-name="P14">c.set_token("&lt;Freesound_token&gt;", "token")</text:p>
            <text:p text:style-name="P14">return c</text:p>
            <text:p text:style-name="P15"/>
          </table:table-cell>
        </table:table-row>
      </table:table>
      <text:p text:style-name="P11"/>
      <text:list xml:id="list3485017688095584543" text:style-name="L4">
        <text:list-item>
          <text:p text:style-name="P9">Initialize the database with the init_db.py script in the root folder of the app, this will create a freesoundscapes.db into the db folder</text:p>
        </text:list-item>
      </text:list>
      <text:p text:style-name="Preformatted_20_Text"><text:tab/>python init_db.py</text:p>
      <text:list xml:id="list111034479750196" text:continue-numbering="true" text:style-name="L4">
        <text:list-item>
          <text:p text:style-name="P9">The application is now configured and can be started:</text:p>
        </text:list-item>
      </text:list>
      <text:p text:style-name="Preformatted_20_Text"><text:tab/>python freesoundscapes.py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soft-page-break/>The Online App</text:h>
      <text:p text:style-name="P1">Once the application is up and running we can start playing around with it. In brief the app offer some simple functionalities:</text:p>
      <text:list xml:id="list8415057333121576306" text:style-name="L6">
        <text:list-item>
          <text:p text:style-name="P2">A search form based on text that retrieve a sound from Freesound</text:p>
        </text:list-item>
        <text:list-item>
          <text:p text:style-name="P2">A DB table where the ID of the sound is stored</text:p>
        </text:list-item>
        <text:list-item>
          <text:p text:style-name="P2">A performance table that connects <text:s/>the sound Ids with the specific performance</text:p>
        </text:list-item>
        <text:list-item>
          <text:p text:style-name="P2">A simple API that enable the communicatio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9:52:14.776566000</meta:creation-date>
    <dc:date>2016-11-15T11:10:33.106447000</dc:date>
    <meta:editing-duration>PT3M53S</meta:editing-duration>
    <meta:editing-cycles>1</meta:editing-cycles>
    <meta:document-statistic meta:table-count="2" meta:image-count="0" meta:object-count="0" meta:page-count="2" meta:paragraph-count="35" meta:word-count="248" meta:character-count="1705" meta:non-whitespace-character-count="1497"/>
    <meta:generator>LibreOffice/5.2.2.2$MacOSX_X86_64 LibreOffice_project/8f96e87c890bf8fa77463cd4b640a2312823f3ad</meta:generator>
  </office:meta>
</office:document-meta>
</file>